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2.35cm"/>
    </style:style>
    <style:style style:name="gr2" style:family="graphic" style:parent-style-name="standard">
      <style:graphic-properties fo:border="none"/>
    </style:style>
    <style:style style:name="P1" style:family="paragraph">
      <style:paragraph-properties fo:margin-top="0.42cm" fo:margin-bottom="0.35cm" fo:text-align="start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end"/>
    </style:style>
    <style:style style:name="P4" style:family="paragraph">
      <style:paragraph-properties fo:margin-top="0.42cm" fo:margin-bottom="0.35cm" fo:text-align="start"/>
      <style:text-properties fo:font-size="10pt"/>
    </style:style>
    <style:style style:name="P5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text form:name="matricola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nome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ognome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ataNascita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luogoNascita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eMail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annoCorso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Campo di testo 2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itoloTesi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professoreRelatore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frame draw:style-name="gr1" draw:text-style-name="P4" draw:layer="layout" svg:width="19.157cm" svg:height="25.879cm" svg:x="1cm" svg:y="1.1cm">
          <draw:text-box>
            <text:p text:style-name="P1"><text:span text:style-name="T1">MODULO DI RICHIESTA TESI DI LAUREA/LAUREA SPECIALISTICA E </text:span></text:p>
            <text:p text:style-name="P2"><text:span text:style-name="T1">MAGISTRALE/LAUREA QUADRIENNALE </text:span></text:p>
            <text:p text:style-name="P1"><text:span text:style-name="T1">da allegare alla domanda di laurea </text:span></text:p>
            <text:p text:style-name="P2"><text:span text:style-name="T1"> </text:span></text:p>
            <text:p text:style-name="P3"><text:span text:style-name="T1">MATRICOLA N. ____________ </text:span></text:p>
            <text:p text:style-name="P1"><text:span text:style-name="T1"> </text:span></text:p>
            <text:p text:style-name="P1"><text:span text:style-name="T1">Il sottoscritto  ___________________________________________________________________ nato il</text:span></text:p>
            <text:p text:style-name="P1"><text:span text:style-name="T1"> </text:span></text:p>
            <text:p text:style-name="P1"><text:span text:style-name="T1"><text:s/></text:span><text:span text:style-name="T1">___________________________  a  _______________________________________________ </text:span></text:p>
            <text:p text:style-name="P1"><text:span text:style-name="T1"/></text:p>
            <text:p text:style-name="P1"><text:span text:style-name="T1">E-mail <text:s text:c="2"/>____________________________________ </text:span></text:p>
            <text:p text:style-name="P1"><text:span text:style-name="T1"/></text:p>
            <text:p text:style-name="P1"><text:span text:style-name="T1">Iscritto al <text:s text:c="3"/>___________ <text:s/>anno di corso del Corso di Laurea/Laurea Specialistica e Magistrale</text:span></text:p>
            <text:p text:style-name="P1"><text:span text:style-name="T1"/></text:p>
            <text:p text:style-name="P2"><text:span text:style-name="T1">CHIEDE L’ASSEGNAZIONE TESI  </text:span></text:p>
            <text:p text:style-name="P1"><text:span text:style-name="T1"/></text:p>
            <text:p text:style-name="P1"><text:span text:style-name="T1">al Prof._______________________________________________________________ </text:span></text:p>
            <text:p text:style-name="P1"><text:span text:style-name="T1">Titolo della tesi: </text:span></text:p>
            <text:p text:style-name="P1"><text:span text:style-name="T1"/></text:p>
            <text:p text:style-name="P1"><text:span text:style-name="T1">______________________________________________________________________</text:span></text:p>
            <text:p text:style-name="P1"><text:span text:style-name="T1"/></text:p>
            <text:p text:style-name="P1"><text:span text:style-name="T1">Firma del Relatore                                                                                Firma dello studente </text:span></text:p>
            <text:p text:style-name="P1"><text:span text:style-name="T1">______________________________                                          ___________________________ </text:span></text:p>
            <text:p text:style-name="P1"><text:span text:style-name="T1"> </text:span></text:p>
            <text:p text:style-name="P1"><text:span text:style-name="T1">Ancona,____________________ </text:span></text:p>
            <text:p text:style-name="P1"><text:span text:style-name="T1"/></text:p>
            <text:p text:style-name="P1"><text:span text:style-name="T1">IMPORTANTE </text:span></text:p>
            <text:p text:style-name="P1"><text:span text:style-name="T1">Chiusura della carriera 15 giorni prima della data della discussione della tesi. </text:span></text:p>
            <text:p text:style-name="P1"><text:span text:style-name="T1">Presentazione domanda di laurea non oltre il giorno successivo alla chiusura della carriera </text:span></text:p>
            <text:p text:style-name="P1"><text:span text:style-name="T1"> </text:span></text:p>
            <text:p text:style-name="P1"><text:span text:style-name="T1">********************************************************************************* </text:span></text:p>
            <text:p text:style-name="P1"><text:span text:style-name="T1"/></text:p>
          </draw:text-box>
        </draw:frame>
        <draw:control draw:style-name="gr2" draw:text-style-name="P5" draw:layer="layout" svg:width="2.2cm" svg:height="0.8cm" svg:x="17.4cm" svg:y="4cm" draw:control="control1"/>
        <draw:control draw:style-name="gr2" draw:text-style-name="P5" draw:layer="layout" svg:width="5.2cm" svg:height="0.8cm" svg:x="3.6cm" svg:y="5.6cm" draw:control="control2"/>
        <draw:control draw:style-name="gr2" draw:text-style-name="P5" draw:layer="layout" svg:width="6.6cm" svg:height="0.8cm" svg:x="8.8cm" svg:y="5.6cm" draw:control="control3"/>
        <draw:control draw:style-name="gr2" draw:text-style-name="P5" draw:layer="layout" svg:width="5.3cm" svg:height="0.8cm" svg:x="1.4cm" svg:y="7.2cm" draw:control="control4"/>
        <draw:control draw:style-name="gr2" draw:text-style-name="P5" draw:layer="layout" svg:width="9.1cm" svg:height="0.8cm" svg:x="7.3cm" svg:y="7.2cm" draw:control="control5"/>
        <draw:control draw:style-name="gr2" draw:text-style-name="P5" draw:layer="layout" svg:width="7.1cm" svg:height="0.8cm" svg:x="2.5cm" svg:y="8.8cm" draw:control="control6"/>
        <draw:control draw:style-name="gr2" draw:text-style-name="P5" draw:layer="layout" svg:width="1.6cm" svg:height="0.8cm" svg:x="3.3cm" svg:y="10.5cm" draw:control="control7"/>
        <draw:control draw:style-name="standard" draw:text-style-name="P5" draw:layer="layout" svg:width="0.001cm" svg:height="0.1cm" svg:x="9.6cm" svg:y="12.9cm" draw:control="control8"/>
        <draw:control draw:style-name="gr2" draw:text-style-name="P5" draw:layer="layout" svg:width="13.7cm" svg:height="0.8cm" svg:x="1.3cm" svg:y="16.2cm" draw:control="control9"/>
        <draw:control draw:style-name="gr2" draw:text-style-name="P5" draw:layer="layout" svg:width="11.5cm" svg:height="0.8cm" svg:x="2.5cm" svg:y="13.8cm" draw:control="control10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ovanni Rossi</meta:initial-creator>
    <meta:creation-date>2015-01-05T09:01:22</meta:creation-date>
    <dc:date>2015-01-05T11:38:38</dc:date>
    <dc:creator>Giovanni Rossi</dc:creator>
    <meta:editing-duration>PT1H10M24S</meta:editing-duration>
    <meta:editing-cycles>2</meta:editing-cycles>
    <meta:generator>OpenOffice/4.1.1$Unix OpenOffice.org_project/411m6$Build-9775</meta:generator>
    <meta:document-statistic meta:object-count="11"/>
  </office:meta>
</office:document-meta>
</file>